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729.41pt">
            <draw:object draw:notify-on-update-of-ranges="Sheet1.A1:Sheet1.A40 Sheet1.B1:Sheet1.B40 Sheet1.C1:Sheet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.28212910003502" calcext:value-type="float">
            <text:p>1.28212910003502</text:p>
          </table:table-cell>
          <table:table-cell office:value-type="float" office:value="1.27118047406712" calcext:value-type="float">
            <text:p>1.2711804740671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.28376327769347" calcext:value-type="float">
            <text:p>1.28376327769347</text:p>
          </table:table-cell>
          <table:table-cell office:value-type="float" office:value="1.26390518657592" calcext:value-type="float">
            <text:p>1.2639051865759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.28469709349831" calcext:value-type="float">
            <text:p>1.28469709349831</text:p>
          </table:table-cell>
          <table:table-cell office:value-type="float" office:value="1.27247125088008" calcext:value-type="float">
            <text:p>1.2724712508800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30500758725341" calcext:value-type="float">
            <text:p>1.30500758725341</text:p>
          </table:table-cell>
          <table:table-cell office:value-type="float" office:value="1.27282328091997" calcext:value-type="float">
            <text:p>1.2728232809199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27255748803548" calcext:value-type="float">
            <text:p>1.27255748803548</text:p>
          </table:table-cell>
          <table:table-cell office:value-type="float" office:value="1.29124618634123" calcext:value-type="float">
            <text:p>1.2912461863412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2845803665227" calcext:value-type="float">
            <text:p>1.2845803665227</text:p>
          </table:table-cell>
          <table:table-cell office:value-type="float" office:value="1.27434874442619" calcext:value-type="float">
            <text:p>1.2743487444261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26240224115793" calcext:value-type="float">
            <text:p>1.26240224115793</text:p>
          </table:table-cell>
          <table:table-cell office:value-type="float" office:value="1.27517014785262" calcext:value-type="float">
            <text:p>1.2751701478526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.30640831096066" calcext:value-type="float">
            <text:p>1.30640831096066</text:p>
          </table:table-cell>
          <table:table-cell office:value-type="float" office:value="1.26038488617695" calcext:value-type="float">
            <text:p>1.2603848861769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25388117193884" calcext:value-type="float">
            <text:p>1.25388117193884</text:p>
          </table:table-cell>
          <table:table-cell office:value-type="float" office:value="1.26695611358836" calcext:value-type="float">
            <text:p>1.266956113588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28656472510797" calcext:value-type="float">
            <text:p>1.28656472510797</text:p>
          </table:table-cell>
          <table:table-cell office:value-type="float" office:value="1.27986388171791" calcext:value-type="float">
            <text:p>1.2798638817179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29496906735147" calcext:value-type="float">
            <text:p>1.29496906735147</text:p>
          </table:table-cell>
          <table:table-cell office:value-type="float" office:value="1.26871626378784" calcext:value-type="float">
            <text:p>1.2687162637878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29065016925411" calcext:value-type="float">
            <text:p>1.29065016925411</text:p>
          </table:table-cell>
          <table:table-cell office:value-type="float" office:value="1.27810373151842" calcext:value-type="float">
            <text:p>1.2781037315184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26543714252364" calcext:value-type="float">
            <text:p>1.26543714252364</text:p>
          </table:table-cell>
          <table:table-cell office:value-type="float" office:value="1.28232809199718" calcext:value-type="float">
            <text:p>1.2823280919971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26835531691374" calcext:value-type="float">
            <text:p>1.26835531691374</text:p>
          </table:table-cell>
          <table:table-cell office:value-type="float" office:value="1.28068528514433" calcext:value-type="float">
            <text:p>1.2806852851443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5539862262169" calcext:value-type="float">
            <text:p>1.25539862262169</text:p>
          </table:table-cell>
          <table:table-cell office:value-type="float" office:value="1.2663693968552" calcext:value-type="float">
            <text:p>1.266369396855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29158398505895" calcext:value-type="float">
            <text:p>1.29158398505895</text:p>
          </table:table-cell>
          <table:table-cell office:value-type="float" office:value="1.27904247829148" calcext:value-type="float">
            <text:p>1.2790424782914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28177891910821" calcext:value-type="float">
            <text:p>1.28177891910821</text:p>
          </table:table-cell>
          <table:table-cell office:value-type="float" office:value="1.28936869279512" calcext:value-type="float">
            <text:p>1.289368692795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28026146842535" calcext:value-type="float">
            <text:p>1.28026146842535</text:p>
          </table:table-cell>
          <table:table-cell office:value-type="float" office:value="1.28314949542361" calcext:value-type="float">
            <text:p>1.2831494954236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8563090930314" calcext:value-type="float">
            <text:p>1.28563090930314</text:p>
          </table:table-cell>
          <table:table-cell office:value-type="float" office:value="1.39122271767191" calcext:value-type="float">
            <text:p>1.39122271767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683669896113" calcext:value-type="float">
            <text:p>1.29683669896113</text:p>
          </table:table-cell>
          <table:table-cell office:value-type="float" office:value="1.68622389110537" calcext:value-type="float">
            <text:p>1.68622389110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02999883273" calcext:value-type="float">
            <text:p>1.2902999883273</text:p>
          </table:table-cell>
          <table:table-cell office:value-type="float" office:value="2.39462567472424" calcext:value-type="float">
            <text:p>2.39462567472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582467608264" calcext:value-type="float">
            <text:p>1.30582467608264</text:p>
          </table:table-cell>
          <table:table-cell office:value-type="float" office:value="2.71063130720488" calcext:value-type="float">
            <text:p>2.71063130720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524104120462" calcext:value-type="float">
            <text:p>1.30524104120462</text:p>
          </table:table-cell>
          <table:table-cell office:value-type="float" office:value="3.40342642572166" calcext:value-type="float">
            <text:p>3.40342642572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660324500992" calcext:value-type="float">
            <text:p>1.29660324500992</text:p>
          </table:table-cell>
          <table:table-cell office:value-type="float" office:value="3.92595634827505" calcext:value-type="float">
            <text:p>3.925956348275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979456052294" calcext:value-type="float">
            <text:p>1.27979456052294</text:p>
          </table:table-cell>
          <table:table-cell office:value-type="float" office:value="4.93252757568646" calcext:value-type="float">
            <text:p>4.93252757568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0885957744835" calcext:value-type="float">
            <text:p>1.30885957744835</text:p>
          </table:table-cell>
          <table:table-cell office:value-type="float" office:value="5.92091058436987" calcext:value-type="float">
            <text:p>5.920910584369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660441227968" calcext:value-type="float">
            <text:p>1.26660441227968</text:p>
          </table:table-cell>
          <table:table-cell office:value-type="float" office:value="6.99061253226942" calcext:value-type="float">
            <text:p>6.99061253226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963697910587" calcext:value-type="float">
            <text:p>1.32963697910587</text:p>
          </table:table-cell>
          <table:table-cell office:value-type="float" office:value="8.53520300398967" calcext:value-type="float">
            <text:p>8.535203003989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1457919925295" calcext:value-type="float">
            <text:p>1.31457919925295</text:p>
          </table:table-cell>
          <table:table-cell office:value-type="float" office:value="9.82820934053039" calcext:value-type="float">
            <text:p>9.828209340530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551301505778" calcext:value-type="float">
            <text:p>1.31551301505778</text:p>
          </table:table-cell>
          <table:table-cell office:value-type="float" office:value="11.601149964797" calcext:value-type="float">
            <text:p>11.601149964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831446247228" calcext:value-type="float">
            <text:p>1.31831446247228</text:p>
          </table:table-cell>
          <table:table-cell office:value-type="float" office:value="15.1942032386764" calcext:value-type="float">
            <text:p>15.1942032386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134936383798" calcext:value-type="float">
            <text:p>1.32134936383798</text:p>
          </table:table-cell>
          <table:table-cell office:value-type="float" office:value="18.1714386294297" calcext:value-type="float">
            <text:p>18.1714386294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158398505895" calcext:value-type="float">
            <text:p>1.29158398505895</text:p>
          </table:table-cell>
          <table:table-cell office:value-type="float" office:value="23.0427129781741" calcext:value-type="float">
            <text:p>23.0427129781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160966499358" calcext:value-type="float">
            <text:p>1.3160966499358</text:p>
          </table:table-cell>
          <table:table-cell office:value-type="float" office:value="26.4998826566534" calcext:value-type="float">
            <text:p>26.4998826566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135053110774" calcext:value-type="float">
            <text:p>1.29135053110774</text:p>
          </table:table-cell>
          <table:table-cell office:value-type="float" office:value="31.1347101619338" calcext:value-type="float">
            <text:p>31.1347101619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2020543947706" calcext:value-type="float">
            <text:p>1.72020543947706</text:p>
          </table:table-cell>
          <table:table-cell office:value-type="float" office:value="37.8081436282563" calcext:value-type="float">
            <text:p>37.80814362825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2415081125248" calcext:value-type="float">
            <text:p>1.32415081125248</text:p>
          </table:table-cell>
          <table:table-cell office:value-type="float" office:value="45.3292654306501" calcext:value-type="float">
            <text:p>45.32926543065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018559589121" calcext:value-type="float">
            <text:p>1.3018559589121</text:p>
          </table:table-cell>
          <table:table-cell office:value-type="float" office:value="56.277282328092" calcext:value-type="float">
            <text:p>56.277282328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1131084393603" calcext:value-type="float">
            <text:p>1.31131084393603</text:p>
          </table:table-cell>
          <table:table-cell office:value-type="float" office:value="55.5139638582492" calcext:value-type="float">
            <text:p>55.5139638582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0979339325318" calcext:value-type="float">
            <text:p>1.30979339325318</text:p>
          </table:table-cell>
          <table:table-cell office:value-type="float" office:value="61.9813424078855" calcext:value-type="float">
            <text:p>61.9813424078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9:16:35.370658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6T19:10:31.050849869</meta:creation-date>
    <dc:date>2019-12-06T19:16:44.021896826</dc:date>
    <meta:editing-duration>PT5M53S</meta:editing-duration>
    <meta:editing-cycles>3</meta:editing-cycles>
    <meta:generator>LibreOffice/6.3.3.2.0$Linux_X86_64 LibreOffice_project/30$Build-2</meta:generator>
    <meta:document-statistic meta:table-count="1" meta:cell-count="120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952cm" style:legend-expansion="high" chart:style-name="ch2"/>
        <chart:plot-area chart:style-name="ch3" table:cell-range-address="Sheet1.A1:Sheet1.C40" chart:data-source-has-labels="both" svg:x="1.331cm" svg:y="0.18cm" svg:width="11.126cm" svg:height="7.659cm">
          <chartooo:coordinate-region svg:x="1.952cm" svg:y="0.359cm" svg:width="10.365cm" svg:height="6.594cm"/>
          <chart:axis chart:dimension="x" chart:name="primary-x" chart:style-name="ch4" chartooo:axis-type="auto">
            <chartooo:date-scale/>
            <chart:title svg:x="6.189cm" svg:y="8.019cm" chart:style-name="ch5">
              <text:p>niceness</text:p>
            </chart:title>
            <chart:categories table:cell-range-address="Sheet1.A1:Sheet1.A40"/>
          </chart:axis>
          <chart:axis chart:dimension="y" chart:name="primary-y" chart:style-name="ch4">
            <chart:title svg:x="0.451cm" svg:y="6.209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Sheet1.B1:Sheet1.B40" loext:label-string="sched_idle" chart:class="chart:line">
            <chart:data-point chart:repeated="40"/>
          </chart:series>
          <chart:series chart:style-name="ch9" chart:values-cell-range-address="Sheet1.C1:Sheet1.C40" loext:label-string="sched_other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idle</text:p>
              </table:table-cell>
              <table:table-cell office:value-type="string">
                <text:p>sched_other</text:p>
              </table:table-cell>
            </table:table-row>
          </table:table-header-rows>
          <table:table-rows>
            <table:table-row>
              <table:table-cell office:value-type="float" office:value="-19">
                <text:p>-19</text:p>
                <draw:g>
                  <svg:desc>Sheet1.A1:Sheet1.A40</svg:desc>
                </draw:g>
              </table:table-cell>
              <table:table-cell office:value-type="float" office:value="1.28212910003502">
                <text:p>1.28212910003502</text:p>
                <draw:g>
                  <svg:desc>Sheet1.B1:Sheet1.B40</svg:desc>
                </draw:g>
              </table:table-cell>
              <table:table-cell office:value-type="float" office:value="1.27118047406712">
                <text:p>1.27118047406712</text:p>
                <draw:g>
                  <svg:desc>Sheet1.C1:Sheet1.C40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.28376327769347">
                <text:p>1.28376327769347</text:p>
              </table:table-cell>
              <table:table-cell office:value-type="float" office:value="1.26390518657592">
                <text:p>1.26390518657592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.28469709349831">
                <text:p>1.28469709349831</text:p>
              </table:table-cell>
              <table:table-cell office:value-type="float" office:value="1.27247125088008">
                <text:p>1.27247125088008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.30500758725341">
                <text:p>1.30500758725341</text:p>
              </table:table-cell>
              <table:table-cell office:value-type="float" office:value="1.27282328091997">
                <text:p>1.27282328091997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.27255748803548">
                <text:p>1.27255748803548</text:p>
              </table:table-cell>
              <table:table-cell office:value-type="float" office:value="1.29124618634123">
                <text:p>1.2912461863412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1.2845803665227">
                <text:p>1.2845803665227</text:p>
              </table:table-cell>
              <table:table-cell office:value-type="float" office:value="1.27434874442619">
                <text:p>1.27434874442619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.26240224115793">
                <text:p>1.26240224115793</text:p>
              </table:table-cell>
              <table:table-cell office:value-type="float" office:value="1.27517014785262">
                <text:p>1.2751701478526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.30640831096066">
                <text:p>1.30640831096066</text:p>
              </table:table-cell>
              <table:table-cell office:value-type="float" office:value="1.26038488617695">
                <text:p>1.2603848861769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.25388117193884">
                <text:p>1.25388117193884</text:p>
              </table:table-cell>
              <table:table-cell office:value-type="float" office:value="1.26695611358836">
                <text:p>1.266956113588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8656472510797">
                <text:p>1.28656472510797</text:p>
              </table:table-cell>
              <table:table-cell office:value-type="float" office:value="1.27986388171791">
                <text:p>1.27986388171791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.29496906735147">
                <text:p>1.29496906735147</text:p>
              </table:table-cell>
              <table:table-cell office:value-type="float" office:value="1.26871626378784">
                <text:p>1.2687162637878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.29065016925411">
                <text:p>1.29065016925411</text:p>
              </table:table-cell>
              <table:table-cell office:value-type="float" office:value="1.27810373151842">
                <text:p>1.2781037315184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.26543714252364">
                <text:p>1.26543714252364</text:p>
              </table:table-cell>
              <table:table-cell office:value-type="float" office:value="1.28232809199718">
                <text:p>1.2823280919971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.26835531691374">
                <text:p>1.26835531691374</text:p>
              </table:table-cell>
              <table:table-cell office:value-type="float" office:value="1.28068528514433">
                <text:p>1.2806852851443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.25539862262169">
                <text:p>1.25539862262169</text:p>
              </table:table-cell>
              <table:table-cell office:value-type="float" office:value="1.2663693968552">
                <text:p>1.2663693968552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.29158398505895">
                <text:p>1.29158398505895</text:p>
              </table:table-cell>
              <table:table-cell office:value-type="float" office:value="1.27904247829148">
                <text:p>1.2790424782914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.28177891910821">
                <text:p>1.28177891910821</text:p>
              </table:table-cell>
              <table:table-cell office:value-type="float" office:value="1.28936869279512">
                <text:p>1.2893686927951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.28026146842535">
                <text:p>1.28026146842535</text:p>
              </table:table-cell>
              <table:table-cell office:value-type="float" office:value="1.28314949542361">
                <text:p>1.2831494954236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28563090930314">
                <text:p>1.28563090930314</text:p>
              </table:table-cell>
              <table:table-cell office:value-type="float" office:value="1.39122271767191">
                <text:p>1.391222717671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29683669896113">
                <text:p>1.29683669896113</text:p>
              </table:table-cell>
              <table:table-cell office:value-type="float" office:value="1.68622389110537">
                <text:p>1.6862238911053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902999883273">
                <text:p>1.2902999883273</text:p>
              </table:table-cell>
              <table:table-cell office:value-type="float" office:value="2.39462567472424">
                <text:p>2.394625674724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0582467608264">
                <text:p>1.30582467608264</text:p>
              </table:table-cell>
              <table:table-cell office:value-type="float" office:value="2.71063130720488">
                <text:p>2.710631307204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0524104120462">
                <text:p>1.30524104120462</text:p>
              </table:table-cell>
              <table:table-cell office:value-type="float" office:value="3.40342642572166">
                <text:p>3.403426425721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9660324500992">
                <text:p>1.29660324500992</text:p>
              </table:table-cell>
              <table:table-cell office:value-type="float" office:value="3.92595634827505">
                <text:p>3.92595634827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7979456052294">
                <text:p>1.27979456052294</text:p>
              </table:table-cell>
              <table:table-cell office:value-type="float" office:value="4.93252757568646">
                <text:p>4.93252757568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0885957744835">
                <text:p>1.30885957744835</text:p>
              </table:table-cell>
              <table:table-cell office:value-type="float" office:value="5.92091058436987">
                <text:p>5.920910584369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6660441227968">
                <text:p>1.26660441227968</text:p>
              </table:table-cell>
              <table:table-cell office:value-type="float" office:value="6.99061253226942">
                <text:p>6.990612532269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2963697910587">
                <text:p>1.32963697910587</text:p>
              </table:table-cell>
              <table:table-cell office:value-type="float" office:value="8.53520300398967">
                <text:p>8.535203003989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1457919925295">
                <text:p>1.31457919925295</text:p>
              </table:table-cell>
              <table:table-cell office:value-type="float" office:value="9.82820934053039">
                <text:p>9.82820934053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1551301505778">
                <text:p>1.31551301505778</text:p>
              </table:table-cell>
              <table:table-cell office:value-type="float" office:value="11.601149964797">
                <text:p>11.6011499647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31831446247228">
                <text:p>1.31831446247228</text:p>
              </table:table-cell>
              <table:table-cell office:value-type="float" office:value="15.1942032386764">
                <text:p>15.19420323867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2134936383798">
                <text:p>1.32134936383798</text:p>
              </table:table-cell>
              <table:table-cell office:value-type="float" office:value="18.1714386294297">
                <text:p>18.17143862942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29158398505895">
                <text:p>1.29158398505895</text:p>
              </table:table-cell>
              <table:table-cell office:value-type="float" office:value="23.0427129781741">
                <text:p>23.04271297817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160966499358">
                <text:p>1.3160966499358</text:p>
              </table:table-cell>
              <table:table-cell office:value-type="float" office:value="26.4998826566534">
                <text:p>26.49988265665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29135053110774">
                <text:p>1.29135053110774</text:p>
              </table:table-cell>
              <table:table-cell office:value-type="float" office:value="31.1347101619338">
                <text:p>31.13471016193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2020543947706">
                <text:p>1.72020543947706</text:p>
              </table:table-cell>
              <table:table-cell office:value-type="float" office:value="37.8081436282563">
                <text:p>37.80814362825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32415081125248">
                <text:p>1.32415081125248</text:p>
              </table:table-cell>
              <table:table-cell office:value-type="float" office:value="45.3292654306501">
                <text:p>45.3292654306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018559589121">
                <text:p>1.3018559589121</text:p>
              </table:table-cell>
              <table:table-cell office:value-type="float" office:value="56.277282328092">
                <text:p>56.277282328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31131084393603">
                <text:p>1.31131084393603</text:p>
              </table:table-cell>
              <table:table-cell office:value-type="float" office:value="55.5139638582492">
                <text:p>55.51396385824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0979339325318">
                <text:p>1.30979339325318</text:p>
              </table:table-cell>
              <table:table-cell office:value-type="float" office:value="61.9813424078855">
                <text:p>61.9813424078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